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D0000012D015BDACCDA232992.png" manifest:media-type="image/png"/>
  <manifest:file-entry manifest:full-path="Pictures/1000026500001F1C00001F1C6D2F8799F324B243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fo:min-height="2.324cm"/>
      <style:paragraph-properties style:writing-mode="lr-tb"/>
    </style:style>
    <style:style style:name="pr2" style:family="presentation" style:parent-style-name="Default-title">
      <style:graphic-properties draw:stroke="none" fo:min-height="1.068cm"/>
      <style:paragraph-properties style:writing-mode="lr-tb"/>
    </style:style>
    <style:style style:name="pr3" style:family="presentation" style:parent-style-name="Default-title">
      <style:graphic-properties draw:stroke="none" fo:min-height="1.2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277cm"/>
      <style:paragraph-properties style:writing-mode="lr-tb"/>
    </style:style>
    <style:style style:name="pr6" style:family="presentation" style:parent-style-name="Default-outline1">
      <style:graphic-properties fo:min-height="10.5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style:paragraph-properties fo:text-align="start" style:writing-mode="lr-tb"/>
      <style:text-properties fo:color="#999999" loext:opacity="100%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2.324cm" svg:x="1.471cm" svg:y="8.89cm" presentation:class="title" presentation:user-transformed="true">
          <draw:text-box>
            <text:p text:style-name="P1"><text:span text:style-name="T1">Ansible at CLT 2022</text:span></text:p>
          </draw:text-box>
        </draw:frame>
        <draw:frame presentation:style-name="pr2" draw:text-style-name="P3" draw:layer="layout" svg:width="25.199cm" svg:height="1.068cm" svg:x="1.471cm" svg:y="11.43cm" presentation:class="title" presentation:user-transformed="true">
          <draw:text-box>
            <text:p text:style-name="P1"><text:span text:style-name="T2">Getting in touch made simple!</text:span></text:p>
          </draw:text-box>
        </draw:frame>
        <draw:frame presentation:style-name="pr3" draw:text-style-name="P4" draw:layer="layout" svg:width="25.199cm" svg:height="1.27cm" svg:x="1.471cm" svg:y="13.97cm" presentation:class="title" presentation:user-transformed="true">
          <draw:text-box>
            <text:p text:style-name="P1"><text:span text:style-name="T3">At 22.03.2022 by Daniel Sch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2.095cm" svg:height="1.277cm" svg:x="1.4cm" svg:y="0.628cm" presentation:class="title" presentation:user-transformed="true">
          <draw:text-box>
            <text:p>Ansible at CLT 2022</text:p>
          </draw:text-box>
        </draw:frame>
        <draw:frame presentation:style-name="pr6" draw:text-style-name="P6" draw:layer="layout" svg:width="25.199cm" svg:height="10.795cm" svg:x="1.4cm" svg:y="3.175cm" presentation:class="outline">
          <draw:text-box>
            <text:list text:style-name="L2">
              <text:list-header>
                <text:p>Welcome to the Ansible Community!</text:p>
                <text:p/>
              </text:list-header>
              <text:list-item>
                <text:p>Sat – 10:00 Ansible 2.12</text:p>
              </text:list-item>
              <text:list-item>
                <text:p>Sat – 16:00 AMA with Carol Chen</text:p>
              </text:list-item>
              <text:list-item>
                <text:p>Sun - 10:00 Ansible – The very first steps</text:p>
                <text:p/>
              </text:list-item>
              <text:list-item>
                <text:p>Otherwise: Feel free to get in touch! :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c3e50" draw:end-color="#080b0e" draw:start-intensity="100%" draw:end-intensity="100%" draw:angle="3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2c3e50" draw:fill-gradient-name="Gradient_20_1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family="'Source Code Pro'" style:font-pitch="fixed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ource Code Pro1" fo:font-family="'Source Code Pro'" style:font-pitch="fixed"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style:font-name="Source Code Pro1" fo:font-family="'Source Code Pro'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family="'Source Code Pro'" style:font-pitch="fixed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2c3e50" draw:fill-gradient-name="Gradient_20_1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Source Code Pro1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Code Pro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2.095cm" svg:height="1.277cm" svg:x="1.4cm" svg:y="0.628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9cm" svg:height="10.795cm" svg:x="1.4cm" svg:y="3.17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81cm" svg:height="3.81cm" svg:x="24.19cm" svg:y="0cm">
        <draw:image xlink:href="Pictures/1000026500001F1C00001F1C6D2F8799F324B243.svg" xlink:type="simple" xlink:show="embed" xlink:actuate="onLoad" draw:mime-type="image/svg+xml">
          <text:p/>
        </draw:image>
        <draw:image xlink:href="Pictures/100000010000012D0000012D015BDACCDA232992.png" xlink:type="simple" xlink:show="embed" xlink:actuate="onLoad" draw:mime-type="image/png"/>
        <svg:title>Ansible-Mark-RGB</svg:titl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02:31:43.873417481</meta:creation-date>
    <dc:date>2022-03-13T09:06:59.830263330</dc:date>
    <meta:editing-duration>PT6H35M27S</meta:editing-duration>
    <meta:editing-cycles>6</meta:editing-cycles>
    <meta:generator>LibreOffice/7.3.1.3$Linux_X86_64 LibreOffice_project/a69ca51ded25f3eefd52d7bf9a5fad8c90b87951</meta:generator>
    <meta:document-statistic meta:object-count="29"/>
  </office:meta>
</office:document-meta>
</file>